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L-Heading">
      <style:text-properties officeooo:paragraph-rsid="000dde11"/>
    </style:style>
    <style:style style:name="P2" style:family="paragraph" style:parent-style-name="PL-Heading">
      <style:text-properties officeooo:paragraph-rsid="003f9685"/>
    </style:style>
    <style:style style:name="P3" style:family="paragraph" style:parent-style-name="PL-Paragraph">
      <style:text-properties fo:font-weight="bold" officeooo:paragraph-rsid="003a8a2a" style:font-weight-asian="bold" style:font-weight-complex="bold"/>
    </style:style>
    <style:style style:name="P4" style:family="paragraph" style:parent-style-name="PL-Paragraph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PL-Paragraph">
      <style:text-properties fo:font-style="italic" fo:font-weight="normal" officeooo:paragraph-rsid="002c2847" style:font-style-asian="italic" style:font-weight-asian="normal" style:font-style-complex="italic" style:font-weight-complex="normal"/>
    </style:style>
    <style:style style:name="P6" style:family="paragraph" style:parent-style-name="PL-Paragraph">
      <style:text-properties officeooo:paragraph-rsid="000c754b"/>
    </style:style>
    <style:style style:name="P7" style:family="paragraph" style:parent-style-name="PL-Paragraph">
      <style:text-properties officeooo:paragraph-rsid="0011aadb"/>
    </style:style>
    <style:style style:name="P8" style:family="paragraph" style:parent-style-name="PL-Paragraph">
      <style:text-properties officeooo:paragraph-rsid="00140e3e"/>
    </style:style>
    <style:style style:name="P9" style:family="paragraph" style:parent-style-name="PL-Paragraph">
      <style:text-properties officeooo:paragraph-rsid="00155a2b"/>
    </style:style>
    <style:style style:name="P10" style:family="paragraph" style:parent-style-name="PL-Paragraph">
      <style:text-properties officeooo:paragraph-rsid="0017d6da"/>
    </style:style>
    <style:style style:name="P11" style:family="paragraph" style:parent-style-name="PL-Paragraph">
      <style:text-properties officeooo:paragraph-rsid="00205704"/>
    </style:style>
    <style:style style:name="P12" style:family="paragraph" style:parent-style-name="PL-Paragraph">
      <style:text-properties officeooo:paragraph-rsid="0026a54c"/>
    </style:style>
    <style:style style:name="P13" style:family="paragraph" style:parent-style-name="PL-Paragraph">
      <style:text-properties officeooo:paragraph-rsid="002941c5"/>
    </style:style>
    <style:style style:name="P14" style:family="paragraph" style:parent-style-name="PL-Paragraph">
      <style:text-properties officeooo:paragraph-rsid="002b1bec"/>
    </style:style>
    <style:style style:name="P15" style:family="paragraph" style:parent-style-name="PL-Paragraph">
      <style:text-properties officeooo:paragraph-rsid="002c2847"/>
    </style:style>
    <style:style style:name="P16" style:family="paragraph" style:parent-style-name="PL-Paragraph">
      <style:text-properties officeooo:paragraph-rsid="0031bea4"/>
    </style:style>
    <style:style style:name="P17" style:family="paragraph" style:parent-style-name="PL-Paragraph">
      <style:text-properties officeooo:paragraph-rsid="0035fc20"/>
    </style:style>
    <style:style style:name="P18" style:family="paragraph" style:parent-style-name="PL-Paragraph">
      <style:text-properties officeooo:paragraph-rsid="003a8a2a"/>
    </style:style>
    <style:style style:name="P19" style:family="paragraph" style:parent-style-name="PL-Paragraph">
      <style:text-properties officeooo:paragraph-rsid="003ba64f"/>
    </style:style>
    <style:style style:name="P20" style:family="paragraph" style:parent-style-name="PL-Paragraph">
      <style:text-properties officeooo:paragraph-rsid="003cfea2"/>
    </style:style>
    <style:style style:name="P21" style:family="paragraph" style:parent-style-name="PL-Paragraph" style:list-style-name="L1"/>
    <style:style style:name="T1" style:family="text">
      <style:text-properties fo:font-style="normal" officeooo:rsid="000dc2cd" style:font-style-asian="normal" style:font-style-complex="normal"/>
    </style:style>
    <style:style style:name="T2" style:family="text">
      <style:text-properties fo:font-style="normal" officeooo:rsid="000d92e4" style:font-style-asian="normal" style:font-style-complex="normal"/>
    </style:style>
    <style:style style:name="T3" style:family="text">
      <style:text-properties fo:font-style="normal" officeooo:rsid="00a9bd75" style:font-style-asian="normal" style:font-style-complex="normal"/>
    </style:style>
    <style:style style:name="T4" style:family="text">
      <style:text-properties fo:font-style="normal" officeooo:rsid="00a4d55b" style:font-style-asian="normal" style:font-style-complex="normal"/>
    </style:style>
    <style:style style:name="T5" style:family="text">
      <style:text-properties fo:font-style="normal" officeooo:rsid="00138ac0" style:font-style-asian="normal" style:font-style-complex="normal"/>
    </style:style>
    <style:style style:name="T6" style:family="text">
      <style:text-properties fo:font-style="normal" officeooo:rsid="00164838" style:font-style-asian="normal" style:font-style-complex="normal"/>
    </style:style>
    <style:style style:name="T7" style:family="text">
      <style:text-properties fo:font-style="normal" officeooo:rsid="001d7396" style:font-style-asian="normal" style:font-style-complex="normal"/>
    </style:style>
    <style:style style:name="T8" style:family="text">
      <style:text-properties fo:font-style="normal" officeooo:rsid="002ff05f" style:font-style-asian="normal" style:font-style-complex="normal"/>
    </style:style>
    <style:style style:name="T9" style:family="text">
      <style:text-properties fo:font-style="normal" officeooo:rsid="00345e35" style:font-style-asian="normal" style:font-style-complex="normal"/>
    </style:style>
    <style:style style:name="T10" style:family="text">
      <style:text-properties fo:font-style="normal" officeooo:rsid="003866e7" style:font-style-asian="normal" style:font-style-complex="normal"/>
    </style:style>
    <style:style style:name="T11" style:family="text">
      <style:text-properties fo:font-style="normal" officeooo:rsid="0019f582" style:font-style-asian="normal" style:font-style-complex="normal"/>
    </style:style>
    <style:style style:name="T12" style:family="text">
      <style:text-properties fo:font-style="normal" officeooo:rsid="003a8a2a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b6c26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d92e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a9bd75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ee28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1aadb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38ac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ca2c6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5bcbd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40e3e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4b17e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55a2b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89d967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64838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7a3a9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7d6da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c092a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5cc0d8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7fcec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f6583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6a54c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84328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941c5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069627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0c887b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c2847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e33f5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ff05f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1bea4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326a99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5fc20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64f34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adf55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ba64f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cfea2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dd46f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3e1c6e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e3839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4070e2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421529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42787e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303e2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bold" officeooo:rsid="00a4d55b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a9bd75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a772a0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b9e6af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0d92e4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19f582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1a7c3a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3a8a2a" style:font-style-asian="normal" style:font-weight-asian="bold" style:font-style-complex="normal" style:font-weight-complex="bold"/>
    </style:style>
    <style:style style:name="T6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069627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0c887b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0ee28a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2941c5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2ff05f" style:font-style-asian="italic" style:font-weight-asian="normal" style:font-style-complex="italic" style:font-weight-complex="normal"/>
    </style:style>
    <style:style style:name="T69" style:family="text">
      <style:text-properties officeooo:rsid="0023533e"/>
    </style:style>
    <style:style style:name="T70" style:family="text">
      <style:text-properties officeooo:rsid="00ab31f5"/>
    </style:style>
    <style:style style:name="T71" style:family="text">
      <style:text-properties officeooo:rsid="00b2f64c"/>
    </style:style>
    <style:style style:name="T72" style:family="text">
      <style:text-properties style:language-complex="ar" style:country-complex="SA"/>
    </style:style>
    <style:style style:name="T73" style:family="text">
      <style:text-properties style:use-window-font-color="true" fo:font-style="normal" fo:font-weight="normal" officeooo:rsid="0026a54c" fo:background-color="transparent" style:font-style-asian="normal" style:font-weight-asian="normal" style:font-style-complex="normal" style:font-weight-complex="normal"/>
    </style:style>
    <style:style style:name="T74" style:family="text">
      <style:text-properties style:use-window-font-color="true" fo:font-style="normal" fo:font-weight="normal" officeooo:rsid="00a9bd75" fo:background-color="transparent" style:font-style-asian="normal" style:font-weight-asian="normal" style:font-style-complex="normal" style:font-weight-complex="normal"/>
    </style:style>
    <style:style style:name="T75" style:family="text">
      <style:text-properties style:use-window-font-color="true" fo:font-style="normal" fo:font-weight="normal" officeooo:rsid="00284328" fo:background-color="transparent" style:font-style-asian="normal" style:font-weight-asian="normal" style:font-style-complex="normal" style:font-weight-complex="normal"/>
    </style:style>
    <style:style style:name="T76" style:family="text">
      <style:text-properties style:use-window-font-color="true" fo:font-style="normal" fo:font-weight="normal" officeooo:rsid="002b1bec" fo:background-color="transparent" style:font-style-asian="normal" style:font-weight-asian="normal" style:font-style-complex="normal" style:font-weight-complex="normal"/>
    </style:style>
    <style:style style:name="T77" style:family="text">
      <style:text-properties style:use-window-font-color="true" fo:font-style="normal" fo:font-weight="normal" officeooo:rsid="002c2847" fo:background-color="transparent" style:font-style-asian="normal" style:font-weight-asian="normal" style:font-style-complex="normal" style:font-weight-complex="normal"/>
    </style:style>
    <style:style style:name="T78" style:family="text">
      <style:text-properties style:use-window-font-color="true" fo:font-style="normal" fo:font-weight="normal" officeooo:rsid="000ee28a" fo:background-color="transparent" style:font-style-asian="normal" style:font-weight-asian="normal" style:font-style-complex="normal" style:font-weight-complex="normal"/>
    </style:style>
    <style:style style:name="T79" style:family="text">
      <style:text-properties style:use-window-font-color="true" fo:font-style="normal" fo:font-weight="normal" officeooo:rsid="0037d961" fo:background-color="transparent" style:font-style-asian="normal" style:font-weight-asian="normal" style:font-style-complex="normal" style:font-weight-complex="normal"/>
    </style:style>
    <style:style style:name="T80" style:family="text">
      <style:text-properties style:use-window-font-color="true" fo:font-style="italic" fo:font-weight="normal" officeooo:rsid="002b1bec" fo:background-color="transparent" style:font-style-asian="italic" style:font-weight-asian="normal" style:font-style-complex="italic" style:font-weight-complex="normal"/>
    </style:style>
    <style:style style:name="T81" style:family="text">
      <style:text-properties officeooo:rsid="00b9e6af"/>
    </style:style>
    <style:style style:name="T82" style:family="text">
      <style:text-properties officeooo:rsid="000b6c26"/>
    </style:style>
    <style:style style:name="T83" style:family="text">
      <style:text-properties officeooo:rsid="001264be"/>
    </style:style>
    <style:style style:name="T84" style:family="text">
      <style:text-properties officeooo:rsid="00069627"/>
    </style:style>
    <style:style style:name="T85" style:family="text">
      <style:text-properties officeooo:rsid="00c4f765"/>
    </style:style>
    <style:style style:name="T86" style:family="text">
      <style:text-properties officeooo:rsid="00138ac0"/>
    </style:style>
    <style:style style:name="T87" style:family="text">
      <style:text-properties officeooo:rsid="0059187f"/>
    </style:style>
    <style:style style:name="T88" style:family="text">
      <style:text-properties officeooo:rsid="005a5e50"/>
    </style:style>
    <style:style style:name="T89" style:family="text">
      <style:text-properties fo:color="#000000" fo:font-style="normal" fo:font-weight="normal" officeooo:rsid="0017d6da" style:font-style-asian="normal" style:font-weight-asian="normal" style:font-style-complex="normal" style:font-weight-complex="normal"/>
    </style:style>
    <style:style style:name="T90" style:family="text">
      <style:text-properties fo:color="#000000" fo:font-style="normal" fo:font-weight="normal" officeooo:rsid="0017fcec" style:font-style-asian="normal" style:font-weight-asian="normal" style:font-style-complex="normal" style:font-weight-complex="normal"/>
    </style:style>
    <style:style style:name="T91" style:family="text">
      <style:text-properties fo:color="#000000" fo:font-style="normal" fo:font-weight="normal" officeooo:rsid="00205704" style:font-style-asian="normal" style:font-weight-asian="normal" style:font-style-complex="normal" style:font-weight-complex="normal"/>
    </style:style>
    <style:style style:name="T92" style:family="text">
      <style:text-properties fo:color="#000000" fo:font-style="normal" fo:font-weight="normal" officeooo:rsid="0019f582" style:font-style-asian="normal" style:font-weight-asian="normal" style:font-style-complex="normal" style:font-weight-complex="normal"/>
    </style:style>
    <style:style style:name="T93" style:family="text">
      <style:text-properties fo:color="#000000" fo:font-style="normal" fo:font-weight="normal" officeooo:rsid="00155a2b" style:font-style-asian="normal" style:font-weight-asian="normal" style:font-style-complex="normal" style:font-weight-complex="normal"/>
    </style:style>
    <style:style style:name="T94" style:family="text">
      <style:text-properties fo:color="#000000" fo:font-style="normal" fo:font-weight="normal" officeooo:rsid="0020b358" style:font-style-asian="normal" style:font-weight-asian="normal" style:font-style-complex="normal" style:font-weight-complex="normal"/>
    </style:style>
    <style:style style:name="T95" style:family="text">
      <style:text-properties fo:color="#000000" fo:font-style="normal" fo:font-weight="normal" officeooo:rsid="00218826" style:font-style-asian="normal" style:font-weight-asian="normal" style:font-style-complex="normal" style:font-weight-complex="normal"/>
    </style:style>
    <style:style style:name="T96" style:family="text">
      <style:text-properties fo:color="#000000" fo:font-style="normal" fo:font-weight="normal" officeooo:rsid="003dd46f" style:font-style-asian="normal" style:font-weight-asian="normal" style:font-style-complex="normal" style:font-weight-complex="normal"/>
    </style:style>
    <style:style style:name="T97" style:family="text">
      <style:text-properties officeooo:rsid="001a7c3a"/>
    </style:style>
    <style:style style:name="T98" style:family="text">
      <style:text-properties officeooo:rsid="001bd7ca"/>
    </style:style>
    <style:style style:name="T99" style:family="text">
      <style:text-properties officeooo:rsid="001f0fd9"/>
    </style:style>
    <style:style style:name="T100" style:family="text">
      <style:text-properties officeooo:rsid="002eeec1"/>
    </style:style>
    <style:style style:name="T101" style:family="text">
      <style:text-properties officeooo:rsid="00b2423a"/>
    </style:style>
    <style:style style:name="T102" style:family="text">
      <style:text-properties officeooo:rsid="00b6b5b6"/>
    </style:style>
    <style:style style:name="T103" style:family="text">
      <style:text-properties officeooo:rsid="00be458b"/>
    </style:style>
    <style:style style:name="T104" style:family="text">
      <style:text-properties officeooo:rsid="0026a54c"/>
    </style:style>
    <style:style style:name="T105" style:family="text">
      <style:text-properties officeooo:rsid="00284328"/>
    </style:style>
    <style:style style:name="T106" style:family="text">
      <style:text-properties officeooo:rsid="002d1861"/>
    </style:style>
    <style:style style:name="T107" style:family="text">
      <style:text-properties officeooo:rsid="000f233d"/>
    </style:style>
    <style:style style:name="T108" style:family="text">
      <style:text-properties officeooo:rsid="00c94185"/>
    </style:style>
    <style:style style:name="T109" style:family="text">
      <style:text-properties officeooo:rsid="003adf55"/>
    </style:style>
    <style:style style:name="T110" style:family="text">
      <style:text-properties officeooo:rsid="003ba64f"/>
    </style:style>
    <style:style style:name="T111" style:family="text">
      <style:text-properties fo:font-size="16pt" fo:font-style="normal" fo:font-weight="bold" officeooo:rsid="000efcfd" style:font-size-asian="16pt" style:font-style-asian="normal" style:font-weight-asian="bold" style:font-size-complex="16pt" style:font-style-complex="normal" style:font-weight-complex="bold"/>
    </style:style>
    <style:style style:name="T112" style:family="text">
      <style:text-properties fo:font-size="16pt" fo:font-style="normal" fo:font-weight="bold" officeooo:rsid="0023e624" style:font-size-asian="16pt" style:font-style-asian="normal" style:font-weight-asian="bold" style:font-size-complex="16pt" style:font-style-complex="normal" style:font-weight-complex="bold"/>
    </style:style>
    <style:style style:name="T113" style:family="text">
      <style:text-properties fo:font-size="16pt" fo:font-style="normal" fo:font-weight="bold" officeooo:rsid="002310ca" style:font-size-asian="16pt" style:font-style-asian="normal" style:font-weight-asian="bold" style:font-size-complex="16pt" style:font-style-complex="normal" style:font-weight-complex="bold"/>
    </style:style>
    <style:style style:name="T114" style:family="text">
      <style:text-properties fo:font-size="16pt" fo:font-style="normal" fo:font-weight="bold" officeooo:rsid="0024f0e0" style:font-size-asian="16pt" style:font-style-asian="normal" style:font-weight-asian="bold" style:font-size-complex="16pt" style:font-style-complex="normal" style:font-weight-complex="bold"/>
    </style:style>
    <style:style style:name="T115" style:family="text">
      <style:text-properties fo:font-size="16pt" fo:font-style="normal" fo:font-weight="bold" officeooo:rsid="003adf55" style:font-size-asian="16pt" style:font-style-asian="normal" style:font-weight-asian="bold" style:font-size-complex="16pt" style:font-style-complex="normal" style:font-weight-complex="bold"/>
    </style:style>
    <style:style style:name="T116" style:family="text">
      <style:text-properties officeooo:rsid="0042787e"/>
    </style:style>
    <style:style style:name="T117" style:family="text">
      <style:text-properties officeooo:rsid="0044e8a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Emphasis"><text:span text:style-name="T111">Digital Design </text:span></text:span><text:span text:style-name="Emphasis"><text:span text:style-name="T112">Methods</text:span></text:span><text:span text:style-name="Emphasis"><text:span text:style-name="T111">: </text:span></text:span></text:p>
      <text:p text:style-name="P2"><text:span text:style-name="Emphasis"><text:span text:style-name="T111">Open Computing </text:span></text:span><text:span text:style-name="Emphasis"><text:span text:style-name="T113">For </text:span></text:span><text:span text:style-name="Emphasis"><text:span text:style-name="T114">Critical </text:span></text:span><text:span text:style-name="Emphasis"><text:span text:style-name="T115">Spatial </text:span></text:span><text:span text:style-name="Emphasis"><text:span text:style-name="T113">Simulations In</text:span></text:span><text:span text:style-name="Emphasis"><text:span text:style-name="T111"> Architecture</text:span></text:span></text:p>
      <text:p text:style-name="PL-SubHeading"><text:span text:style-name="Emphasis">Research </text:span><text:span text:style-name="Emphasis">Question</text:span></text:p>
      <text:p text:style-name="P6"><text:span text:style-name="Emphasis"><text:span text:style-name="T18">My</text:span></text:span><text:span text:style-name="Emphasis"><text:span text:style-name="T13"> research is </text:span></text:span><text:span text:style-name="Emphasis"><text:span text:style-name="T45">about </text:span></text:span><text:span text:style-name="Emphasis"><text:span text:style-name="T13">defining an alternative <text:s/>open-source architectural practice of computational methods. rather </text:span></text:span><text:span text:style-name="Emphasis"><text:span text:style-name="T45">than </text:span></text:span><text:span text:style-name="Emphasis"><text:span text:style-name="T13">tools? </text:span></text:span><text:span text:style-name="Emphasis"><text:span text:style-name="T32">How can such a practice address the question of access to complex computer technology within architectural design processes </text:span></text:span><text:span text:style-name="Emphasis"><text:span text:style-name="T45">and what new kinds of design process can emerge from this?</text:span></text:span></text:p>
      <text:p text:style-name="PL-SubHeading"><text:span text:style-name="Emphasis">Research Aims</text:span></text:p>
      <text:list xml:id="list6308789268718639467" text:style-name="L1">
        <text:list-item>
          <text:p text:style-name="P21">To define an ecology of digital techniques, that <text:span text:style-name="T99">includes</text:span> the physical consequences of virtual technologies <text:span text:style-name="T109">as well as access to the </text:span><text:span text:style-name="T117">knowledge by which it is constructed</text:span></text:p>
        </text:list-item>
        <text:list-item>
          <text:p text:style-name="P21">To engage with computational design as a democratic and participatory tool</text:p>
        </text:list-item>
        <text:list-item>
          <text:p text:style-name="P21">To develop <text:span text:style-name="T110">alternative</text:span><text:span text:style-name="T99"> </text:span>open source computer techniques to <text:span text:style-name="T110">capable of </text:span><text:span text:style-name="T99">counter</text:span><text:span text:style-name="T110">ing existing</text:span><text:span text:style-name="T99"> closed models of</text:span> spatial <text:span text:style-name="T99">simulation in architectural design</text:span></text:p>
        </text:list-item>
      </text:list>
      <text:p text:style-name="PL-SubHeading"><text:span text:style-name="Emphasis">Theoretical Context</text:span></text:p>
      <text:p text:style-name="P19"><text:span text:style-name="Emphasis"><text:span text:style-name="T18">My</text:span></text:span><text:span text:style-name="Emphasis"><text:span text:style-name="T13"> work </text:span></text:span><text:span text:style-name="Emphasis"><text:span text:style-name="T18">is</text:span></text:span><text:span text:style-name="Emphasis"><text:span text:style-name="T13"> framed by contemporary feminist theories of situated knowledge <text:s/></text:span></text:span><text:span text:style-name="Emphasis"><text:span text:style-name="T46">and specifically the construction of scientific knowledge through</text:span></text:span><text:span text:style-name="Emphasis"><text:span text:style-name="T13"> practice [Haraway, Braidotti,</text:span></text:span><text:span text:style-name="Emphasis"><text:span text:style-name="T46">Latour]</text:span></text:span><text:span text:style-name="Emphasis"><text:span text:style-name="T13"> </text:span></text:span><text:span text:style-name="Emphasis"><text:span text:style-name="T46">as well as</text:span></text:span><text:span text:style-name="Emphasis"><text:span text:style-name="T13"> </text:span></text:span><text:span text:style-name="Emphasis"><text:span text:style-name="T46">a </text:span></text:span><text:span text:style-name="Emphasis"><text:span text:style-name="T13">historical narrative of computing that has lead to alternate formations such as </text:span></text:span><text:span text:style-name="Emphasis"><text:span text:style-name="T46">'</text:span></text:span><text:span text:style-name="Emphasis"><text:span text:style-name="T13">cyborgs</text:span></text:span><text:span text:style-name="Emphasis"><text:span text:style-name="T46">'</text:span></text:span><text:span text:style-name="Emphasis"><text:span text:style-name="T13"> [Haraway] and </text:span></text:span><text:span text:style-name="Emphasis"><text:span text:style-name="T46">'</text:span></text:span><text:span text:style-name="Emphasis"><text:span text:style-name="T13">post-humans</text:span></text:span><text:span text:style-name="Emphasis"><text:span text:style-name="T46">' </text:span></text:span><text:span text:style-name="Emphasis"><text:span text:style-name="T13">[Hayles]. Within th</text:span></text:span><text:span text:style-name="Emphasis"><text:span text:style-name="T18">is</text:span></text:span><text:span text:style-name="Emphasis"><text:span text:style-name="T13"> context </text:span></text:span><text:span text:style-name="Emphasis"><text:span text:style-name="T46">it</text:span></text:span><text:span text:style-name="Emphasis"><text:span text:style-name="T13"> is my intention </text:span></text:span><text:span text:style-name="Emphasis"><text:span text:style-name="T46">to </text:span></text:span><text:span text:style-name="Emphasis"><text:span text:style-name="T13">'</text:span></text:span><text:span text:style-name="Emphasis"><text:span text:style-name="T46">appropriate</text:span></text:span><text:span text:style-name="Emphasis"><text:span text:style-name="T13">' </text:span></text:span><text:span text:style-name="Emphasis"><text:span text:style-name="T51">specific</text:span></text:span><text:span text:style-name="Emphasis"><text:span text:style-name="T13"> ideas, technolog</text:span></text:span><text:span text:style-name="Emphasis"><text:span text:style-name="T46">ies and </text:span></text:span><text:span text:style-name="Emphasis"><text:span text:style-name="T13">code </text:span></text:span><text:span text:style-name="Emphasis"><text:span text:style-name="T46">that are entangled with these aspects</text:span></text:span><text:span text:style-name="Emphasis"><text:span text:style-name="T18"> computational design and to </text:span></text:span><text:span text:style-name="Emphasis"><text:span text:style-name="T46">then </text:span></text:span><text:span text:style-name="Emphasis"><text:span text:style-name="T13">explore the alternative uses within architectur</text:span></text:span><text:span text:style-name="Emphasis"><text:span text:style-name="T18">e</text:span></text:span><text:span text:style-name="Emphasis"><text:span text:style-name="T13"> that they suggest.</text:span></text:span></text:p>
      <text:p text:style-name="P20"><text:span text:style-name="Emphasis"><text:span text:style-name="T13">I not only want 'recycle' the</text:span></text:span><text:span text:style-name="Emphasis"><text:span text:style-name="T46">se</text:span></text:span><text:span text:style-name="Emphasis"><text:span text:style-name="T13"> </text:span></text:span><text:span text:style-name="Emphasis"><text:span text:style-name="T46">concepts and </text:span></text:span><text:span text:style-name="Emphasis"><text:span text:style-name="T13">algorithms, but </text:span></text:span><text:span text:style-name="Emphasis"><text:span text:style-name="T46">to then</text:span></text:span><text:span text:style-name="Emphasis"><text:span text:style-name="T13"> </text:span></text:span><text:span text:style-name="Emphasis"><text:span text:style-name="T46">incorporate</text:span></text:span><text:span text:style-name="Emphasis"><text:span text:style-name="T13"> them into a </text:span></text:span><text:span text:style-name="Emphasis"><text:span text:style-name="T46">alternative</text:span></text:span><text:span text:style-name="Emphasis"><text:span text:style-name="T13">, </text:span></text:span><text:span text:style-name="Emphasis"><text:span text:style-name="T47">modified</text:span></text:span><text:span text:style-name="Emphasis"><text:span text:style-name="T13"> idea of 'open source' </text:span></text:span><text:span text:style-name="Emphasis"><text:span text:style-name="T47">[FLOSS]</text:span></text:span><text:span text:style-name="Emphasis"><text:span text:style-name="T13">, that retains a focus on access to computational technology, but that also </text:span></text:span><text:span text:style-name="Emphasis"><text:span text:style-name="T47">includes</text:span></text:span><text:span text:style-name="Emphasis"><text:span text:style-name="T13"> way</text:span></text:span><text:span text:style-name="Emphasis"><text:span text:style-name="T47">s</text:span></text:span><text:span text:style-name="Emphasis"><text:span text:style-name="T13"> of democratising the </text:span></text:span><text:span text:style-name="Emphasis"><text:span text:style-name="T47">means of constructing scientific knowledge.</text:span></text:span></text:p>
      <text:p text:style-name="P11"><text:span text:style-name="Emphasis"><text:span text:style-name="T91">More broadly, the question of computational science is addressed though t</text:span></text:span><text:span text:style-name="Emphasis"><text:span text:style-name="T91">he </text:span></text:span><text:span text:style-name="Emphasis"><text:span text:style-name="T91">o</text:span></text:span><text:span text:style-name="Emphasis"><text:span text:style-name="T92">ntological and epistemological significance of </text:span></text:span><text:span text:style-name="Emphasis"><text:span text:style-name="T91">the concept of </text:span></text:span><text:span text:style-name="Emphasis"><text:span text:style-name="T92">e</text:span></text:span><text:span text:style-name="Emphasis"><text:span text:style-name="T93">mergenc</text:span></text:span><text:span text:style-name="Emphasis"><text:span text:style-name="T95">e </text:span></text:span><text:span text:style-name="Emphasis"><text:span text:style-name="T93">[</text:span></text:span><text:span text:style-name="Emphasis"><text:span text:style-name="T92">Deleuze, </text:span></text:span><text:span text:style-name="Emphasis"><text:span text:style-name="T93">De Landa</text:span></text:span><text:span text:style-name="Emphasis"><text:span text:style-name="T94">] and </text:span></text:span><text:span text:style-name="Emphasis"><text:span text:style-name="T95">the science of </text:span></text:span><text:span text:style-name="Emphasis"><text:span text:style-name="T94">quantum physics [</text:span></text:span><text:span text:style-name="Emphasis"><text:span text:style-name="T93">Prigogine, Barad]. </text:span></text:span><text:span text:style-name="Emphasis"><text:span text:style-name="T94">Terms such as 'measure' and 'value', so common in computing, are re-conceptualized to reflect the significance of these </text:span></text:span><text:span text:style-name="Emphasis"><text:span text:style-name="T96">new </text:span></text:span><text:span text:style-name="Emphasis"><text:span text:style-name="T94">strands of scientific research, both in terms of what and how we can measure.</text:span></text:span></text:p>
      <text:p text:style-name="P7"><text:span text:style-name="Emphasis"><text:span text:style-name="T13">I will place this within a new form of ‘Digital Ecologies’ [Guattari, Bateson], formed from the consequences – knowledge, material, environment, bodies, politics, technologies, economies - of the current paradigm of ‘technological transience’ [Gabrys, </text:span></text:span><text:span text:style-name="Emphasis"><text:span text:style-name="T48">Haraway</text:span></text:span><text:span text:style-name="Emphasis"><text:span text:style-name="T13">].</text:span></text:span></text:p>
      <text:p text:style-name="PL-SubHeading"><text:span text:style-name="Emphasis">Princ</text:span><text:span text:style-name="Emphasis"><text:span text:style-name="T98">i</text:span></text:span><text:span text:style-name="Emphasis">ple </text:span><text:span text:style-name="Emphasis"><text:span text:style-name="T97">T</text:span></text:span><text:span text:style-name="Emphasis">hemes</text:span></text:p>
      <text:p text:style-name="P11"><text:span text:style-name="Emphasis"><text:span text:style-name="T18">Using these theoretical strands, my PhD focuses more specifically on three particular aspects of computing that are linked through the historical construction of contemporary understanding of what constitutes computational technology – algorithms, interface and simulation –</text:span></text:span><text:span text:style-name="Emphasis"><text:span text:style-name="T19"> and I am currently undertaking </text:span></text:span><text:span text:style-name="Emphasis"><text:span text:style-name="T49">early </text:span></text:span><text:span text:style-name="Emphasis"><text:span text:style-name="T19">case studies and projects </text:span></text:span><text:span text:style-name="Emphasis"><text:span text:style-name="T50">related to each theme.</text:span></text:span></text:p>
      <text:p text:style-name="PL-Paragraph"><text:span text:style-name="Emphasis"><text:span text:style-name="T60">A</text:span></text:span><text:span text:style-name="Emphasis"><text:span text:style-name="T55">lgorithm</text:span></text:span><text:span text:style-name="Emphasis"><text:span text:style-name="T56">s </text:span></text:span><text:span text:style-name="Emphasis"><text:span text:style-name="T55"><text:s/>–</text:span></text:span><text:span text:style-name="Emphasis"><text:span text:style-name="T57"> as an explicit records of </text:span></text:span><text:span text:style-name="Emphasis"><text:span text:style-name="T58">critical </text:span></text:span><text:span text:style-name="Emphasis"><text:span text:style-name="T57">process</text:span></text:span><text:span text:style-name="Emphasis"><text:span text:style-name="T58">es</text:span></text:span></text:p>
      <text:p text:style-name="P8"><text:span text:style-name="T87">Algorithms are crucial to both software engineering and computer science. But in each case, they operate in different ways. In computer science, they are seen in abstract, as a description of the tasks to be carried out, whereas in software design they are more practical - <text:s/>through a programming language, <text:s/>algorithms do things. </text:span><text:span text:style-name="T86">But this </text:span><text:span text:style-name="T87">conflict is in fact a conflation. Whilst there is a formal separation between an algorithm and the data that </text:span><text:span text:style-name="T81">i</text:span><text:span text:style-name="T87">t requires to execute its tasks, the relationship between the two is such that an algorithm stripped of its data </text:span><text:span text:style-name="T88"><text:s/></text:span><text:span text:style-name="T87">– i.e. it's context – is no longer an algorithm. Therefore, the algorithm as an abstract concept is problematic </text:span><text:span text:style-name="Emphasis"><text:span text:style-name="T21"><text:s/>–</text:span></text:span><text:span text:style-name="Emphasis"><text:span text:style-name="T20"> you cannot simply 'think algorithmically' </text:span></text:span><text:span text:style-name="Emphasis"><text:span text:style-name="T24">[Goffey]</text:span></text:span><text:span text:style-name="Emphasis"><text:span text:style-name="T20">. </text:span></text:span><text:span text:style-name="Emphasis"><text:span text:style-name="T19">B</text:span></text:span><text:span text:style-name="Emphasis"><text:span text:style-name="T16">ut you can 'act' </text:span></text:span><text:span text:style-name="Emphasis"><text:span text:style-name="T20">algorithmically</text:span></text:span><text:span text:style-name="Emphasis"><text:span text:style-name="T16">. </text:span></text:span><text:span text:style-name="Emphasis"><text:span text:style-name="T19">Algorithms </text:span></text:span><text:span text:style-name="Emphasis"><text:span text:style-name="T16">are ways of recording </text:span></text:span><text:span text:style-name="Emphasis"><text:span text:style-name="T22">and distributing </text:span></text:span><text:span text:style-name="Emphasis"><text:span text:style-name="T16">action</text:span></text:span><text:span text:style-name="Emphasis"><text:span text:style-name="T22">s</text:span></text:span><text:span text:style-name="Emphasis"><text:span text:style-name="T16"> as well as communicating </text:span></text:span><text:span text:style-name="Emphasis"><text:span text:style-name="T22">them.</text:span></text:span></text:p>
      <text:p text:style-name="PL-Paragraph"><text:soft-page-break/><text:span text:style-name="Emphasis"><text:span text:style-name="T60">I</text:span></text:span><text:span text:style-name="Emphasis"><text:span text:style-name="T55">nterface</text:span></text:span><text:span text:style-name="Emphasis"><text:span text:style-name="T56">s </text:span></text:span><text:span text:style-name="Emphasis"><text:span text:style-name="T55"><text:s/>–</text:span></text:span><text:span text:style-name="Emphasis"><text:span text:style-name="T57"> as </text:span></text:span><text:span text:style-name="Emphasis"><text:span text:style-name="T58">social </text:span></text:span><text:span text:style-name="Emphasis"><text:span text:style-name="T57">models of involvement</text:span></text:span></text:p>
      <text:p text:style-name="P9"><text:span text:style-name="Emphasis"><text:span text:style-name="T23">Interface, and specifically the GUI, is what commonly marks the difference between 'code' and 'software'. </text:span></text:span><text:span text:style-name="Emphasis"><text:span text:style-name="T24">However, the knowledge of the user blurs this apparently clear distinction. Furthermore, </text:span></text:span><text:span text:style-name="Strong_20_Emphasis"><text:span text:style-name="T25"><text:s/>'Human Computer Interaction' (HCI) operates through an over simplification of feedback mechanisms </text:span></text:span><text:span text:style-name="Strong_20_Emphasis"><text:span text:style-name="T24">of </text:span></text:span><text:span text:style-name="Strong_20_Emphasis"><text:span text:style-name="T25"><text:s/>'stimulus' and 'response' </text:span></text:span><text:span text:style-name="Strong_20_Emphasis"><text:span text:style-name="T24">and as such, designing</text:span></text:span><text:span text:style-name="Strong_20_Emphasis"><text:span text:style-name="T25"> with a </text:span></text:span><text:span text:style-name="Strong_20_Emphasis"><text:span text:style-name="T24">(mythical) </text:span></text:span><text:span text:style-name="Strong_20_Emphasis"><text:span text:style-name="T25">'typical' user in mind </text:span></text:span><text:span text:style-name="Strong_20_Emphasis"><text:span text:style-name="T24">that is both empowered and made invisible [Fuller]. </text:span></text:span><text:span text:style-name="Strong_20_Emphasis"><text:span text:style-name="T26">Software interface is more usefully understood as </text:span></text:span><text:span text:style-name="Strong_20_Emphasis"><text:span text:style-name="T27">social </text:span></text:span><text:span text:style-name="Strong_20_Emphasis"><text:span text:style-name="T26">models of involvement </text:span></text:span><text:span text:style-name="Strong_20_Emphasis"><text:span text:style-name="T52">in</text:span></text:span><text:span text:style-name="Strong_20_Emphasis"><text:span text:style-name="T26"> the complex processes </text:span></text:span><text:span text:style-name="Strong_20_Emphasis"><text:span text:style-name="T52">and technologies</text:span></text:span><text:span text:style-name="Strong_20_Emphasis"><text:span text:style-name="T26"> that sit </text:span></text:span><text:span text:style-name="Strong_20_Emphasis"><text:span text:style-name="T52">'</text:span></text:span><text:span text:style-name="Strong_20_Emphasis"><text:span text:style-name="T26">behind the screen</text:span></text:span><text:span text:style-name="Strong_20_Emphasis"><text:span text:style-name="T52">'</text:span></text:span><text:span text:style-name="Strong_20_Emphasis"><text:span text:style-name="T26">.</text:span></text:span></text:p>
      <text:p text:style-name="PL-Paragraph"><text:span text:style-name="Emphasis"><text:span text:style-name="T60">S</text:span></text:span><text:span text:style-name="Emphasis"><text:span text:style-name="T55">imulation</text:span></text:span><text:span text:style-name="Emphasis"><text:span text:style-name="T56">s </text:span></text:span><text:span text:style-name="Emphasis"><text:span text:style-name="T55"><text:s/>–</text:span></text:span><text:span text:style-name="Emphasis"><text:span text:style-name="T57"> as </text:span></text:span><text:span text:style-name="Emphasis"><text:span text:style-name="T58">speculative </text:span></text:span><text:span text:style-name="Emphasis"><text:span text:style-name="T57">open experiments</text:span></text:span></text:p>
      <text:p text:style-name="P10"><text:span text:style-name="Strong_20_Emphasis"><text:span text:style-name="T28">Simulation is intertwined with both the historical development of computational technology and science and a wider understanding of its potential uses. Cybernetics, and the subsequent research into Artificial Intelligence is indicative of this duality. The architecture of computer memory is </text:span></text:span><text:span text:style-name="Strong_20_Emphasis"><text:span text:style-name="T52">itself</text:span></text:span><text:span text:style-name="Strong_20_Emphasis"><text:span text:style-name="T28"> a simulation of the human brain that the computer then seeks to </text:span></text:span><text:span text:style-name="Strong_20_Emphasis"><text:span text:style-name="T52">imitate</text:span></text:span><text:span text:style-name="Strong_20_Emphasis"><text:span text:style-name="T28"> through (algorithmic) techniques such as neural networks </text:span></text:span><text:span text:style-name="Strong_20_Emphasis"><text:span text:style-name="T89">[</text:span></text:span><text:span text:style-name="Strong_20_Emphasis"><text:span text:style-name="T90">Slack</text:span></text:span><text:span text:style-name="Strong_20_Emphasis"><text:span text:style-name="T89">]</text:span></text:span><text:span text:style-name="Strong_20_Emphasis"><text:span text:style-name="T28">. Simulation represents </text:span></text:span><text:span text:style-name="Strong_20_Emphasis"><text:span text:style-name="T52">both the</text:span></text:span><text:span text:style-name="Strong_20_Emphasis"><text:span text:style-name="T28"> potentials and </text:span></text:span><text:span text:style-name="Strong_20_Emphasis"><text:span text:style-name="T52">perils</text:span></text:span><text:span text:style-name="Strong_20_Emphasis"><text:span text:style-name="T28"> of computational technology. <text:s/></text:span></text:span><text:span text:style-name="Strong_20_Emphasis"><text:span text:style-name="T29">They </text:span></text:span><text:span text:style-name="Strong_20_Emphasis"><text:span text:style-name="T30">risk </text:span></text:span><text:span text:style-name="Strong_20_Emphasis"><text:span text:style-name="T29">tak</text:span></text:span><text:span text:style-name="Strong_20_Emphasis"><text:span text:style-name="T30">ing</text:span></text:span><text:span text:style-name="Strong_20_Emphasis"><text:span text:style-name="T29"> the simplified abstraction of the complexity of the world and return it as it's underlying structure </text:span></text:span><text:span text:style-name="Strong_20_Emphasis"><text:span text:style-name="T28">[Hayles, Harraway, Latour]. Furthermore, our ability to contest the conclusions of complex simulation is limited by access to both hardware, through the difference between elite and personal computing power [Eglash] and software, through </text:span></text:span><text:span text:style-name="Strong_20_Emphasis"><text:span text:style-name="T31">commercial</text:span></text:span><text:span text:style-name="Strong_20_Emphasis"><text:span text:style-name="T28"> dominance </text:span></text:span><text:span text:style-name="Strong_20_Emphasis"><text:span text:style-name="T31">and control.</text:span></text:span><text:span text:style-name="Strong_20_Emphasis"><text:span text:style-name="T28"> </text:span></text:span></text:p>
      <text:p text:style-name="PL-SubHeading"><text:span text:style-name="T10">Ongoing</text:span><text:span text:style-name="T6"> c</text:span><text:span text:style-name="T2">ase studies </text:span><text:span text:style-name="T5">&amp; </text:span><text:span text:style-name="T7">p</text:span><text:span text:style-name="T5">rojects</text:span></text:p>
      <text:p text:style-name="P3"><text:span text:style-name="Emphasis"><text:span text:style-name="T11">A</text:span></text:span><text:span text:style-name="Emphasis"><text:span text:style-name="T4">lgorithm</text:span></text:span><text:span text:style-name="Emphasis"><text:span text:style-name="T3">s </text:span></text:span><text:span text:style-name="Emphasis"><text:span text:style-name="T12">- </text:span></text:span>Tactile programming: <text:span text:style-name="T72">'Material Computing' For Architectural Design </text:span></text:p>
      <text:p text:style-name="P12"><text:span text:style-name="Emphasis"><text:span text:style-name="T33">'</text:span></text:span><text:span text:style-name="Emphasis"><text:span text:style-name="T16">Tactile programming</text:span></text:span><text:span text:style-name="Emphasis"><text:span text:style-name="T33">'</text:span></text:span><text:span text:style-name="Emphasis"><text:span text:style-name="T16"> is</text:span></text:span><text:span text:style-name="Emphasis"><text:span text:style-name="T33"> the title of a workshop that I </text:span></text:span><text:span text:style-name="Emphasis"><text:span text:style-name="T53">h</text:span></text:span><text:span text:style-name="Emphasis"><text:span text:style-name="T33">ave taught at the School of Architecture, University of Sheffield, over the past 6 years. </text:span></text:span><text:span text:style-name="T104">T</text:span>he <text:span text:style-name="T69">purpose of the </text:span>workshop has <text:span text:style-name="T69">been</text:span> to challenge <text:span text:style-name="T104">the common narratives</text:span><text:span text:style-name="T101"> </text:span>of <text:span text:style-name="T70">computational design in </text:span><text:span text:style-name="T104">architecture</text:span><text:span text:style-name="T70"> and</text:span> <text:span text:style-name="T69">specifically </text:span><text:span text:style-name="T71">that of</text:span><text:span text:style-name="T69"> </text:span><text:span text:style-name="T102">'</text:span><text:span text:style-name="T69">parametrics</text:span><text:span text:style-name="T102">'. </text:span><text:span text:style-name="T116">This was done</text:span><text:span text:style-name="T69"> </text:span><text:span text:style-name="T102">by adopting</text:span><text:span text:style-name="T69"> physical modelling techniques </text:span><text:span text:style-name="T102">in</text:span><text:span text:style-name="T71"> place of</text:span><text:span text:style-name="T69"> the </text:span><text:span text:style-name="T116">actual parametric </text:span><text:span text:style-name="T102">software</text:span><text:span text:style-name="T69"> </text:span><text:span text:style-name="T116">tools</text:span><text:span text:style-name="T69">. </text:span>The workshop was undertaken du<text:span text:style-name="T100">r</text:span>ing the mid-point of <text:span text:style-name="T103">Masters</text:span> level student projects and marked the transitory point <text:span text:style-name="T103">from</text:span> data collection and diagramming, to the exploration of it's spatial consequences. <text:span text:style-name="T105">Students were asked to make physical models of their project data, and use the models as a way of exploring alternate design possibilities and scenarios.</text:span></text:p>
      <text:p text:style-name="P12"><text:span text:style-name="Emphasis"><text:span text:style-name="T73">'</text:span></text:span><text:span text:style-name="Emphasis"><text:span text:style-name="T74">Tactile programming</text:span></text:span><text:span text:style-name="Emphasis"><text:span text:style-name="T73">'</text:span></text:span><text:span text:style-name="Emphasis"><text:span text:style-name="T74"> is</text:span></text:span><text:span text:style-name="Emphasis"><text:span text:style-name="T73"> </text:span></text:span><text:span text:style-name="Emphasis"><text:span text:style-name="T74">about the extent to which you engage with algorithms as both a means of recording </text:span></text:span><text:span text:style-name="Emphasis"><text:span text:style-name="T75">and communicating action</text:span></text:span><text:span text:style-name="Emphasis"><text:span text:style-name="T74">.</text:span></text:span></text:p>
      <text:p text:style-name="P12"><text:span text:style-name="T34">&gt; This was</text:span><text:span text:style-name="T17"> presented at </text:span><text:span text:style-name="T66">'Facts and Fictions'</text:span><text:span text:style-name="T17"> 10th Annual AHRA Research Student Symposium, Sweden, May 2013</text:span></text:p>
      <text:p text:style-name="P18"><text:span text:style-name="Emphasis"><text:span text:style-name="T61">I</text:span></text:span><text:span text:style-name="Emphasis"><text:span text:style-name="T55">nterface</text:span></text:span><text:span text:style-name="Emphasis"><text:span text:style-name="T56">s </text:span></text:span><text:span text:style-name="Emphasis"><text:span text:style-name="T62">- </text:span></text:span><text:span text:style-name="T59">Branch, Merge, Commit: New forms of Open Source for Designing With BIM</text:span><text:span text:style-name="T15"> </text:span></text:p>
      <text:p text:style-name="P13"><text:span text:style-name="T35">This is a case study of a piece of </text:span><text:span text:style-name="T39">versioning </text:span><text:span text:style-name="T35">software </text:span><text:span text:style-name="T39">- </text:span><text:span text:style-name="T67">GitHub</text:span><text:span text:style-name="T35"> </text:span><text:span text:style-name="T39">-</text:span><text:span text:style-name="T35"> that is commonly used the open source software development community and offers potential for developing a critical method of open source design for architects. </text:span><text:span text:style-name="T36">I </text:span><text:span text:style-name="T35">have taken</text:span><text:span text:style-name="T36"> three modes that are characteristic of BIM work flows - </text:span><text:span text:style-name="T64">collaborative, concurrent and continuous</text:span><text:span text:style-name="T36"> – and </text:span><text:span text:style-name="T14">explore them using the terminology and action</text:span><text:span text:style-name="T37">s</text:span><text:span text:style-name="T14"> </text:span><text:span text:style-name="T37">associated with</text:span><text:span text:style-name="T14"> versioning software</text:span><text:span text:style-name="T36"> –</text:span><text:span text:style-name="T37"> </text:span><text:span text:style-name="T65">commit, branch and merge</text:span><text:span text:style-name="T37">. <text:s/></text:span></text:p>
      <text:p text:style-name="P4">Collaborative Behaviour (Commit) - part<text:span text:style-name="T106">s</text:span>, component<text:span text:style-name="T106">s</text:span>, assembl<text:span text:style-name="T106">ies</text:span></text:p>
      <text:p text:style-name="P5"><text:span text:style-name="T85">Concurrent </text:span><text:span text:style-name="T83">Behaviour </text:span><text:span text:style-name="T82">(Branch) </text:span><text:span text:style-name="T107">- Many</text:span><text:span text:style-name="T108"> </text:span><text:span text:style-name="T84">version</text:span><text:span text:style-name="T107">s</text:span></text:p>
      <text:p text:style-name="P15"><text:span text:style-name="T63">C</text:span><text:span text:style-name="Strong_20_Emphasis"><text:span text:style-name="T63">ontinuous Behaviour (Merge) – Authorship</text:span></text:span></text:p>
      <text:p text:style-name="P14"><text:span text:style-name="T76">As part of this case study, I have published my ongoing PhD work on </text:span><text:span text:style-name="T80">GitHub</text:span><text:span text:style-name="T76"> </text:span><text:span text:style-name="T77">and will use this as platform to investigate the above ideas</text:span><text:span text:style-name="T78">, </text:span><text:span text:style-name="T79">particularly</text:span><text:span text:style-name="T77"> that of authorship.</text:span></text:p>
      <text:p text:style-name="P12"><text:span text:style-name="T34">&gt; This </text:span><text:span text:style-name="T38">work </text:span><text:span text:style-name="T34">will</text:span><text:span text:style-name="T17"> be presented at </text:span><text:span text:style-name="T66">'Pedagogy meets Big Data and BIM' Conference,</text:span><text:span text:style-name="T17"> The Bartlett, UCL, London, June 201</text:span><text:span text:style-name="T42">3.</text:span></text:p>
      <text:p text:style-name="P3"><text:span text:style-name="Emphasis"><text:span text:style-name="T11">S</text:span></text:span><text:span text:style-name="Emphasis"><text:span text:style-name="T4">imulation</text:span></text:span><text:span text:style-name="Emphasis"><text:span text:style-name="T3">s </text:span></text:span><text:span text:style-name="Emphasis"><text:span text:style-name="T12">- </text:span></text:span><text:span text:style-name="T9">environmental </text:span><text:span text:style-name="T1">'</text:span><text:span text:style-name="T2">simBot</text:span><text:span text:style-name="T1">' –</text:span><text:span text:style-name="T8"> mechanisms of feedback for design and simulation</text:span></text:p>
      <text:p text:style-name="P16"><text:span text:style-name="T40">This project is about building a</text:span><text:span text:style-name="T17"> </text:span><text:span text:style-name="T15">prototype tool for critical engagement in spatial simulation. </text:span><text:span text:style-name="T41">The</text:span><text:span text:style-name="T40"> initial </text:span><text:span text:style-name="T41">purpose</text:span><text:span text:style-name="T40"> is to make a </text:span><text:span text:style-name="T53">critical commentary</text:span><text:span text:style-name="T40"> of A</text:span><text:span text:style-name="T41">I</text:span><text:span text:style-name="T40"> </text:span><text:span text:style-name="T41">and cybernetic feedback</text:span><text:span text:style-name="T40"> by creating a 'bot' that is able to 'read', 'understand' and 'comment' on the </text:span><text:span text:style-name="T41">work </text:span><text:span text:style-name="T40">of students participating in a (separate) </text:span><text:span text:style-name="T41">environmental </text:span><text:span text:style-name="T40">simulation workshop. </text:span><text:span text:style-name="T41">T</text:span><text:span text:style-name="T40">hey will be using </text:span><text:span text:style-name="T68">Energy Plus</text:span><text:span text:style-name="T40"> </text:span><text:span text:style-name="T41">to solve a specific design problem and t</text:span><text:span text:style-name="T40">he 'bot' will provide 'live' feedback on the progress of the students. The 'bot' will provide </text:span><text:span text:style-name="T41">a </text:span><text:span text:style-name="T40">subversive commentary </text:span><text:soft-page-break/><text:span text:style-name="T40">and </text:span><text:span text:style-name="T41">an </text:span><text:span text:style-name="T40">alternative </text:span><text:span text:style-name="T41">representation</text:span><text:span text:style-name="T40"> of the data provided by the simulation software </text:span><text:span text:style-name="T41">with intention of encouraging the students to challenge their preconceived ideas around precision and interpretation in simulation.</text:span></text:p>
      <text:p text:style-name="P17"><text:span text:style-name="T43">My intention is to take this prototype and develop into a series different 'cyborg-</text:span><text:span text:style-name="T53">instruments</text:span><text:span text:style-name="T43">', at different scales, as a way mediating architectural designers interactions with existing computational technologies of simulation. </text:span><text:span text:style-name="T44">These 'cyborg-</text:span><text:span text:style-name="T53">instruments</text:span><text:span text:style-name="T44">' will form the basis of my ongoing PhD research.</text:span></text:p>
      <text:p text:style-name="P12"><text:span text:style-name="T43">'simBot' </text:span><text:span text:style-name="T54">prototype </text:span><text:span text:style-name="T43">t</text:span><text:span text:style-name="T17">o be </text:span><text:span text:style-name="T40">tested</text:span><text:span text:style-name="T17"> at </text:span><text:span text:style-name="T66">Environmental Simulation Workshop,</text:span><text:span text:style-name="T17"> School of Architecture, University of Sheffield, July 2013.</text:span></text:p>
      <text:p text:style-name="P1"><text:span text:style-name="Emphasis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L-Paragraph" style:family="paragraph" style:parent-style-name="Text_20_body">
      <style:paragraph-properties fo:margin-left="0cm" fo:margin-right="2cm" fo:line-height="100%" fo:text-indent="0cm" style:auto-text-indent="false"/>
      <style:text-properties style:font-name="Calibri"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L-SubHeading" style:family="paragraph" style:parent-style-name="Standard" style:class="text">
      <style:paragraph-properties fo:margin-left="0cm" fo:margin-right="0cm" fo:margin-top="0.3cm" fo:margin-bottom="0.199cm" style:contextual-spacing="false" fo:line-height="100%" fo:text-indent="0cm" style:auto-text-indent="false" fo:background-color="transparent">
        <style:background-image/>
      </style:paragraph-properties>
      <style:text-properties fo:font-size="11pt" fo:font-weight="bold" officeooo:rsid="004177f9" style:font-size-asian="10.5pt"/>
    </style:style>
    <style:style style:name="PL-Heading" style:family="paragraph" style:parent-style-name="Standard" style:class="text">
      <style:paragraph-properties fo:margin-left="0cm" fo:margin-right="0cm" fo:margin-top="0cm" fo:margin-bottom="0.3cm" style:contextual-spacing="false" fo:text-indent="0cm" style:auto-text-indent="false" fo:background-color="transparent">
        <style:background-image/>
      </style:paragraph-properties>
      <style:text-properties style:font-name="Times New Roman1" fo:font-size="16pt" style:text-underline-style="dotted" style:text-underline-width="auto" style:text-underline-color="font-color" fo:font-weight="bold" officeooo:rsid="003be221" fo:background-color="#ffff00" style:font-size-asian="20pt" style:font-weight-asian="bold" style:font-size-complex="20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1T17:54:50.56</meta:creation-date>
    <dc:date>2013-06-01T21:55:01.49</dc:date>
    <meta:editing-duration>PT3H44M14S</meta:editing-duration>
    <meta:editing-cycles>61</meta:editing-cycles>
    <meta:generator>LibreOffice/4.0.3.3$Windows_x86 LibreOffice_project/0eaa50a932c8f2199a615e1eb30f7ac74279539</meta:generator>
    <meta:document-statistic meta:table-count="0" meta:image-count="0" meta:object-count="0" meta:page-count="3" meta:paragraph-count="37" meta:word-count="1262" meta:character-count="8594" meta:non-whitespace-character-count="7341"/>
  </office:meta>
</office:document-meta>
</file>